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5311in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draw:stroke-dash="Line_20_Style_20_9" svg:stroke-width="0.0098in" draw:marker-start-width="0.1535in" draw:marker-end-width="0.1535in" draw:fill="solid" draw:fill-color="#ffffff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098in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Style_20_9" svg:stroke-width="0.0098in" draw:marker-start-width="0.1535in" draw:marker-end-width="0.1535in" draw:fill="solid" draw:fill-color="#ffffff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Line_20_Style_20_9" svg:stroke-width="0.0098in" draw:marker-start="Arrowheads_20_1" draw:marker-start-width="0.1535in" draw:marker-end-width="0.1535in" draw:fill="solid" draw:fill-color="#ffffff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Line_20_Style_20_9" svg:stroke-width="0.0098in" draw:marker-start-width="0.1535in" draw:marker-end-width="0.1535in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Line_20_Style_20_9" svg:stroke-width="0.0098in" draw:marker-start-width="0.1535in" draw:marker-end="Arrowheads_20_1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5" draw:style-name="gr5" svg:width="0.1205in" svg:height="0.1768in" svg:x="3.2862in" svg:y="1.5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5" svg:width="0.1043in" svg:height="0.1815in" svg:x="3.4701in" svg:y="0.9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" draw:style-name="gr2" draw:text-style-name="P2" svg:x1="3.3886in" svg:y1="1.9799in" svg:x2="3.1102in" svg:y2="2.1236in"><text:p/></draw:line><draw:custom-shape text:anchor-type="paragraph" draw:z-index="4" draw:style-name="gr4" draw:text-style-name="P3" svg:width="2.4248in" svg:height="0.2843in" svg:x="2.0437in" svg:y="1.6957in"><text:p text:style-name="P2"><text:span text:style-name="T1">Feature Procuremen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style-name="gr2" draw:text-style-name="P2" svg:x1="3.5409in" svg:y1="1.3929in" svg:x2="3.3319in" svg:y2="1.5291in"><text:p/></draw:line><draw:custom-shape text:anchor-type="paragraph" draw:z-index="2" draw:style-name="gr3" draw:text-style-name="P3" svg:width="2.1122in" svg:height="0.2657in" svg:x="2.3661in" svg:y="1.128in"><text:p text:style-name="P2"><text:span text:style-name="T1">Preprocessing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" draw:style-name="gr2" draw:text-style-name="P2" svg:x1="3.7016in" svg:y1="0.7681in" svg:x2="3.5264in" svg:y2="0.9465in"><text:p/></draw:line><draw:ellipse text:anchor-type="paragraph" draw:z-index="0" draw:style-name="gr1" draw:text-style-name="P3" svg:width="1.6004in" svg:height="0.4059in" svg:x="2.698in" svg:y="0.3626in"><text:p text:style-name="P2"><text:span text:style-name="T1">Input : News</text:span></text:p></draw:ellips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9" draw:style-name="gr2" draw:text-style-name="P2" svg:x1="2.3803in" svg:y1="0.0866in" svg:x2="-0.2016in" svg:y2="0.0866in"><text:p/></draw:line><draw:line text:anchor-type="paragraph" draw:z-index="30" draw:style-name="gr2" draw:text-style-name="P2" svg:x1="-0.1984in" svg:y1="0.0866in" svg:x2="-0.1929in" svg:y2="2.6437in"><text:p/></draw:line></text:p>
      <text:p text:style-name="Standard"/>
      <text:p text:style-name="Standard"><draw:custom-shape text:anchor-type="paragraph" draw:z-index="16" draw:style-name="gr5" draw:text-style-name="P4" svg:width="0.115in" svg:height="0.1949in" svg:x="3.0673in" svg:y="0.0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" draw:style-name="gr3" draw:text-style-name="P3" svg:width="2.835in" svg:height="0.4461in" svg:x="1.7035in" svg:y="0.0173in"><text:p text:style-name="P2"><text:span text:style-name="T1">Auto Convolution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7" draw:style-name="gr2" draw:text-style-name="P2" svg:x1="4.85in" svg:y1="0.05in" svg:x2="4.5382in" svg:y2="0.048in"><text:p/></draw:line><draw:line text:anchor-type="paragraph" draw:z-index="9" draw:style-name="gr2" draw:text-style-name="P2" svg:x1="1.7039in" svg:y1="0.0508in" svg:x2="1.4496in" svg:y2="0.0508in"><text:p/></draw:line><draw:line text:anchor-type="paragraph" draw:z-index="11" draw:style-name="gr2" draw:text-style-name="P2" svg:x1="1.4492in" svg:y1="0.0508in" svg:x2="1.1402in" svg:y2="0.448in"><text:p/></draw:line><draw:line text:anchor-type="paragraph" draw:z-index="12" draw:style-name="gr2" draw:text-style-name="P2" svg:x1="4.85in" svg:y1="0.048in" svg:x2="5.1402in" svg:y2="0.4563in"><text:p/></draw:line></text:p>
      <text:p text:style-name="Standard"/>
      <text:p text:style-name="Standard"><draw:custom-shape text:anchor-type="paragraph" draw:z-index="19" draw:style-name="gr5" svg:width="0.1268in" svg:height="0.2752in" svg:x="5.05in" svg:y="0.04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5" svg:width="0.1268in" svg:height="0.2606in" svg:x="1.0898in" svg:y="0.05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3" draw:text-style-name="P3" svg:width="1.2276in" svg:height="0.7949in" svg:x="2.5516in" svg:y="0.111in"><text:p text:style-name="P2"><text:span text:style-name="T1">TF*IDF</text:span></text:p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/text:p>
      <text:p text:style-name="Standard"><draw:custom-shape text:anchor-type="paragraph" draw:z-index="8" draw:style-name="gr3" draw:text-style-name="P3" svg:width="2.0925in" svg:height="0.5567in" svg:x="4.2492in" svg:y="0.0874in"><text:p text:style-name="P2"><text:span text:style-name="T1">Layers of Maximum</text:span></text:p><text:p text:style-name="P2"><text:span text:style-name="T1">Appearance</text:span></text:p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custom-shape text:anchor-type="paragraph" draw:z-index="10" draw:style-name="gr3" draw:text-style-name="P3" svg:width="2.0921in" svg:height="0.5622in" svg:x="0.0673in" svg:y="0.0846in"><text:p text:style-name="P2"><text:span text:style-name="T1">Layers of Binary</text:span></text:p><text:p text:style-name="P2"><text:span text:style-name="T1">Appearance</text:span></text:p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/text:p>
      <text:p text:style-name="Standard"><draw:line text:anchor-type="paragraph" draw:z-index="13" draw:style-name="gr2" draw:text-style-name="P2" svg:x1="2.2535in" svg:y1="0.0917in" svg:x2="2.0079in" svg:y2="0.0917in"><text:p/></draw:line><draw:custom-shape text:anchor-type="paragraph" draw:z-index="21" draw:style-name="gr5" draw:text-style-name="P4" svg:width="0.3516in" svg:height="0.1059in" svg:x="2.2008in" svg:y="0.037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style-name="gr5" draw:text-style-name="P4" svg:width="0.3504in" svg:height="0.1059in" svg:x="3.6909in" svg:y="0.01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8" draw:style-name="gr2" draw:text-style-name="P5" svg:x1="4.252in" svg:y1="0.0654in" svg:x2="3.9457in" svg:y2="0.0654in"><text:p/></draw:line></text:p>
      <text:p text:style-name="Standard"/>
      <text:p text:style-name="Standard"><draw:line text:anchor-type="paragraph" draw:z-index="23" draw:style-name="gr2" draw:text-style-name="P2" svg:x1="3.1437in" svg:y1="0.0874in" svg:x2="3.1453in" svg:y2="0.461in"><text:p/></draw:line></text:p>
      <text:p text:style-name="Standard"><draw:custom-shape text:anchor-type="paragraph" draw:z-index="24" draw:style-name="gr5" draw:text-style-name="P4" svg:width="0.1425in" svg:height="0.2543in" svg:x="3.0807in" svg:y="0.11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5" draw:style-name="gr3" draw:text-style-name="P3" svg:width="2.6504in" svg:height="0.3142in" svg:x="1.6736in" svg:y="0.1862in"><text:p text:style-name="P2"><text:span text:style-name="T1">Classificatio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><draw:line text:anchor-type="paragraph" draw:z-index="31" draw:style-name="gr6" draw:text-style-name="P2" svg:x1="-0.1929in" svg:y1="0.152in" svg:x2="1.9181in" svg:y2="0.152in"><text:p/></draw:line></text:p>
      <text:p text:style-name="Standard"><draw:line text:anchor-type="paragraph" draw:z-index="26" draw:style-name="gr2" draw:text-style-name="P2" svg:x1="3.1122in" svg:y1="0.1169in" svg:x2="2.7988in" svg:y2="0.2803in"><text:p/></draw:line></text:p>
      <text:p text:style-name="Standard"><draw:custom-shape text:anchor-type="paragraph" draw:z-index="27" draw:style-name="gr5" svg:width="0.137in" svg:height="0.2831in" svg:x="2.7598in" svg:y="0.0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ellipse text:anchor-type="paragraph" draw:z-index="28" draw:style-name="gr1" draw:text-style-name="P6" svg:width="1.528in" svg:height="0.4689in" svg:x="2.0661in" svg:y="0.1646in"><text:p text:style-name="P2"><text:span text:style-name="T1">Result</text:span></text:p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1:40:36.262764033</meta:creation-date>
    <dc:date>2018-08-04T02:36:09.971354501</dc:date>
    <meta:editing-duration>PT2H12M5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